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 :</text:p>
      <text:p text:style-name="Standard"/>
      <text:p text:style-name="Standard">Attente du projet en terme de fonctionnalités du logiciel à développer :</text:p>
      <text:p text:style-name="Standard"><text:s/></text:p>
      <text:p text:style-name="Standard"><text:s text:c="3"/>Proposer un logiciel qui permet d'interroger un réseau de wattmètres sans fil ( protocole ZigBee) afin de récupérer les puissances electriques de différents appareils. Les données collectées seront présentées sous deux formats :</text:p>
      <text:list xml:id="list181458747" text:style-name="L1">
        <text:list-item>
          <text:p text:style-name="P1">un fichier .csv lisible par n'importe quel tableur .</text:p>
        </text:list-item>
        <text:list-item>
          <text:p text:style-name="P1">graphiquement à l'aide de l'interface graphique du SDK.</text:p>
        </text:list-item>
      </text:list>
      <text:p text:style-name="Standard"><text:s text:c="2"/></text:p>
      <text:p text:style-name="Standard"><text:s text:c="6"/>La version finales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19T16:27:29</meta:creation-date>
    <dc:date>2012-03-20T20:22:10</dc:date>
    <dc:creator>oussama </dc:creator>
    <meta:editing-duration>PT2H34M12S</meta:editing-duration>
    <meta:editing-cycles>5</meta:editing-cycles>
    <meta:generator>LibreOffice/3.4$Linux LibreOffice_project/340m1$Build-402</meta:generator>
    <meta:document-statistic meta:table-count="0" meta:image-count="0" meta:object-count="0" meta:page-count="1" meta:paragraph-count="8" meta:word-count="137" meta:character-count="838" meta:non-whitespace-character-count="697"/>
  </office:meta>
</office:document-meta>
</file>